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902in"/>
    </style:style>
    <style:style style:name="co12" style:family="table-column">
      <style:table-column-properties fo:break-before="auto" style:column-width="2.8681in"/>
    </style:style>
    <style:style style:name="co10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2.748in"/>
    </style:style>
    <style:style style:name="co14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354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7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 style:data-style-name="N37">
      <style:table-cell-properties fo:wrap-option="wrap"/>
    </style:style>
    <style:style style:name="ce16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2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33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1017" table:default-cell-style-name="ce2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24"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25" office:value-type="string" calcext:value-type="string">
            <text:p>The scars of your love remind me of us&lt;br /&gt;They keep me thinking that we almost had it all</text:p>
          </table:table-cell>
          <table:table-cell table:style-name="ce29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9" office:value-type="string" calcext:value-type="string">
            <text:p>Adel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04</text:p>
          </table:table-cell>
          <table:table-cell table:style-name="ce25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24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06</text:p>
          </table:table-cell>
          <table:table-cell table:style-name="ce24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25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24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1</text:p>
          </table:table-cell>
          <table:table-cell table:style-name="ce24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2</text:p>
          </table:table-cell>
          <table:table-cell table:style-name="ce24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3</text:p>
          </table:table-cell>
          <table:table-cell table:style-name="ce24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24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5</text:p>
          </table:table-cell>
          <table:table-cell table:style-name="ce24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24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24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24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24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24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24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26</text:p>
          </table:table-cell>
          <table:table-cell table:style-name="ce24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24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28</text:p>
          </table:table-cell>
          <table:table-cell table:style-name="ce24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24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24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24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24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24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05</text:p>
          </table:table-cell>
          <table:table-cell table:style-name="ce24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24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24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24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24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24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24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24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17</text:p>
          </table:table-cell>
          <table:table-cell table:style-name="ce24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24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24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2</text:p>
          </table:table-cell>
          <table:table-cell table:style-name="ce24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24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24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5</text:p>
          </table:table-cell>
          <table:table-cell table:style-name="ce24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6</text:p>
          </table:table-cell>
          <table:table-cell table:style-name="ce24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24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24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24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24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24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24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7</text:p>
          </table:table-cell>
          <table:table-cell table:style-name="ce24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24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24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24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13</text:p>
          </table:table-cell>
          <table:table-cell table:style-name="ce24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24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24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24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24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24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24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24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23</text:p>
          </table:table-cell>
          <table:table-cell table:style-name="ce24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24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24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24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24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24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3</text:p>
          </table:table-cell>
          <table:table-cell table:style-name="ce24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4</text:p>
          </table:table-cell>
          <table:table-cell table:style-name="ce24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24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24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7</text:p>
          </table:table-cell>
          <table:table-cell table:style-name="ce24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0</text:p>
          </table:table-cell>
          <table:table-cell table:style-name="ce24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1</text:p>
          </table:table-cell>
          <table:table-cell table:style-name="ce24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24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24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24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24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8</text:p>
          </table:table-cell>
          <table:table-cell table:style-name="ce24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24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0</text:p>
          </table:table-cell>
          <table:table-cell table:style-name="ce24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1</text:p>
          </table:table-cell>
          <table:table-cell table:style-name="ce24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4</text:p>
          </table:table-cell>
          <table:table-cell table:style-name="ce24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4/06/25</text:p>
          </table:table-cell>
          <table:table-cell table:style-name="ce24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24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24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24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24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26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30" office:value-type="string" calcext:value-type="string">
            <text:p>New Wave</text:p>
          </table:table-cell>
          <table:table-cell table:style-name="ce30" office:value-type="float" office:value="1984" calcext:value-type="float">
            <text:p>1984</text:p>
          </table:table-cell>
          <table:table-cell table:style-name="ce30" office:value-type="string" calcext:value-type="string">
            <text:p>Here Come the Rain Again</text:p>
          </table:table-cell>
          <table:table-cell table:style-name="ce30" office:value-type="string" calcext:value-type="string">
            <text:p>Eurythmic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26" office:value-type="string" calcext:value-type="string">
            <text:p>Thunder only happens when it’s rainin’&lt;br /&gt;Players only love you when they’re playin’</text:p>
          </table:table-cell>
          <table:table-cell table:style-name="ce30" office:value-type="string" calcext:value-type="string">
            <text:p>Rock</text:p>
          </table:table-cell>
          <table:table-cell table:style-name="ce30" office:value-type="float" office:value="1977" calcext:value-type="float">
            <text:p>1977</text:p>
          </table:table-cell>
          <table:table-cell table:style-name="ce30" office:value-type="string" calcext:value-type="string">
            <text:p>Dreams</text:p>
          </table:table-cell>
          <table:table-cell table:style-name="ce30" office:value-type="string" calcext:value-type="string">
            <text:p>Fleetwood Ma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05</text:p>
          </table:table-cell>
          <table:table-cell table:style-name="ce24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24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24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0</text:p>
          </table:table-cell>
          <table:table-cell table:style-name="ce24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1</text:p>
          </table:table-cell>
          <table:table-cell table:style-name="ce24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2</text:p>
          </table:table-cell>
          <table:table-cell table:style-name="ce24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24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6</text:p>
          </table:table-cell>
          <table:table-cell table:style-name="ce24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7</text:p>
          </table:table-cell>
          <table:table-cell table:style-name="ce24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24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24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2</text:p>
          </table:table-cell>
          <table:table-cell table:style-name="ce24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24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4/07/24</text:p>
          </table:table-cell>
          <table:table-cell table:style-name="ce24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24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24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24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24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31</text:p>
          </table:table-cell>
          <table:table-cell table:style-name="ce24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2024/08/01</text:p>
          </table:table-cell>
          <table:table-cell table:style-name="ce17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7" office:value-type="string" calcext:value-type="string">
            <text:p>Smooth Jazz</text:p>
          </table:table-cell>
          <table:table-cell table:style-name="ce31" office:value-type="float" office:value="1984" calcext:value-type="float">
            <text:p>1984</text:p>
          </table:table-cell>
          <table:table-cell table:style-name="ce17" office:value-type="string" calcext:value-type="string">
            <text:p>Smooth Operator</text:p>
          </table:table-cell>
          <table:table-cell table:style-name="ce17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4/08/02</text:p>
          </table:table-cell>
          <table:table-cell table:style-name="ce17" office:value-type="string" calcext:value-type="string">
            <text:p>She’s mighty mighty&lt;br \&gt;Just letting it all hang out</text:p>
          </table:table-cell>
          <table:table-cell table:style-name="ce17" office:value-type="string" calcext:value-type="string">
            <text:p>Funk</text:p>
          </table:table-cell>
          <table:table-cell table:style-name="ce31" office:value-type="float" office:value="1977" calcext:value-type="float">
            <text:p>1977</text:p>
          </table:table-cell>
          <table:table-cell table:style-name="ce17" office:value-type="string" calcext:value-type="string">
            <text:p>Brick House</text:p>
          </table:table-cell>
          <table:table-cell table:style-name="ce17" office:value-type="string" calcext:value-type="string">
            <text:p>The Commodores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2024/08/05</text:p>
          </table:table-cell>
          <table:table-cell table:style-name="ce17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7" office:value-type="string" calcext:value-type="string">
            <text:p>Alternative</text:p>
          </table:table-cell>
          <table:table-cell table:style-name="ce31" office:value-type="float" office:value="1985" calcext:value-type="float">
            <text:p>1985</text:p>
          </table:table-cell>
          <table:table-cell table:style-name="ce17" office:value-type="string" calcext:value-type="string">
            <text:p>Close to Me</text:p>
          </table:table-cell>
          <table:table-cell table:style-name="ce17" office:value-type="string" calcext:value-type="string">
            <text:p>The Cure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2024/08/06</text:p>
          </table:table-cell>
          <table:table-cell table:style-name="ce17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7" office:value-type="string" calcext:value-type="string">
            <text:p>Big Band</text:p>
          </table:table-cell>
          <table:table-cell table:style-name="ce31" office:value-type="float" office:value="1958" calcext:value-type="float">
            <text:p>1958</text:p>
          </table:table-cell>
          <table:table-cell table:style-name="ce17" office:value-type="string" calcext:value-type="string">
            <text:p>Beyond the Sea</text:p>
          </table:table-cell>
          <table:table-cell table:style-name="ce17" office:value-type="string" calcext:value-type="string">
            <text:p>Bobby Darin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2024/08/07</text:p>
          </table:table-cell>
          <table:table-cell table:style-name="ce17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7" office:value-type="string" calcext:value-type="string">
            <text:p>Pop Country</text:p>
          </table:table-cell>
          <table:table-cell table:style-name="ce31" office:value-type="float" office:value="1966" calcext:value-type="float">
            <text:p>1966</text:p>
          </table:table-cell>
          <table:table-cell table:style-name="ce17" office:value-type="string" calcext:value-type="string">
            <text:p>These Boots are Made for Walkin’</text:p>
          </table:table-cell>
          <table:table-cell table:style-name="ce17" office:value-type="string" calcext:value-type="string">
            <text:p>Nancy Sinatra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2024/08/08</text:p>
          </table:table-cell>
          <table:table-cell table:style-name="ce17" office:value-type="string" calcext:value-type="string">
            <text:p>When I need motivation&lt;br \&gt;My one solution is my queen&lt;br \&gt;’Cause she stays strong</text:p>
          </table:table-cell>
          <table:table-cell table:style-name="ce17" office:value-type="string" calcext:value-type="string">
            <text:p>Pop</text:p>
          </table:table-cell>
          <table:table-cell table:style-name="ce31" office:value-type="float" office:value="2014" calcext:value-type="float">
            <text:p>2014</text:p>
          </table:table-cell>
          <table:table-cell table:style-name="ce17" office:value-type="string" calcext:value-type="string">
            <text:p>Cheerleader</text:p>
          </table:table-cell>
          <table:table-cell table:style-name="ce17" office:value-type="string" calcext:value-type="string">
            <text:p>OMI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2024/08/09</text:p>
          </table:table-cell>
          <table:table-cell table:style-name="ce17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7" office:value-type="string" calcext:value-type="string">
            <text:p>R&amp;B/Soul</text:p>
          </table:table-cell>
          <table:table-cell table:style-name="ce31" office:value-type="float" office:value="1976" calcext:value-type="float">
            <text:p>1976</text:p>
          </table:table-cell>
          <table:table-cell table:style-name="ce17" office:value-type="string" calcext:value-type="string">
            <text:p>Sir Duke</text:p>
          </table:table-cell>
          <table:table-cell table:style-name="ce17" office:value-type="string" calcext:value-type="string">
            <text:p>Stevie Wonder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2024/08/12</text:p>
          </table:table-cell>
          <table:table-cell table:style-name="ce17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7" office:value-type="string" calcext:value-type="string">
            <text:p>Jazz</text:p>
          </table:table-cell>
          <table:table-cell table:style-name="ce31" office:value-type="float" office:value="1970" calcext:value-type="float">
            <text:p>1970</text:p>
          </table:table-cell>
          <table:table-cell table:style-name="ce17" office:value-type="string" calcext:value-type="string">
            <text:p>Moondance</text:p>
          </table:table-cell>
          <table:table-cell table:style-name="ce17" office:value-type="string" calcext:value-type="string">
            <text:p>Van Morrison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2024/08/13</text:p>
          </table:table-cell>
          <table:table-cell table:style-name="ce17" office:value-type="string" calcext:value-type="string">
            <text:p>The time has come&lt;br \&gt;To say fair’s fair&lt;br \&gt;To pay the rent&lt;br \&gt;To pay our share</text:p>
          </table:table-cell>
          <table:table-cell table:style-name="ce17" office:value-type="string" calcext:value-type="string">
            <text:p>Rock</text:p>
          </table:table-cell>
          <table:table-cell table:style-name="ce31" office:value-type="float" office:value="1987" calcext:value-type="float">
            <text:p>1987</text:p>
          </table:table-cell>
          <table:table-cell table:style-name="ce17" office:value-type="string" calcext:value-type="string">
            <text:p>Beds are Burning</text:p>
          </table:table-cell>
          <table:table-cell table:style-name="ce17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2024/08/14</text:p>
          </table:table-cell>
          <table:table-cell table:style-name="ce17" office:value-type="string" calcext:value-type="string">
            <text:p>I want the world to know&lt;br \&gt;I got to let it show</text:p>
          </table:table-cell>
          <table:table-cell table:style-name="ce17" office:value-type="string" calcext:value-type="string">
            <text:p>Disco</text:p>
          </table:table-cell>
          <table:table-cell table:style-name="ce31" office:value-type="float" office:value="1980" calcext:value-type="float">
            <text:p>1980</text:p>
          </table:table-cell>
          <table:table-cell table:style-name="ce17" office:value-type="string" calcext:value-type="string">
            <text:p>I’m Coming Out</text:p>
          </table:table-cell>
          <table:table-cell table:style-name="ce17" office:value-type="string" calcext:value-type="string">
            <text:p>Diana Ross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2024/08/15</text:p>
          </table:table-cell>
          <table:table-cell table:style-name="ce17" office:value-type="string" calcext:value-type="string">
            <text:p>I get knocked down&lt;br \&gt;But I get up again&lt;br \&gt;You’re never gonna keep me down</text:p>
          </table:table-cell>
          <table:table-cell table:style-name="ce17" office:value-type="string" calcext:value-type="string">
            <text:p>Rock</text:p>
          </table:table-cell>
          <table:table-cell table:style-name="ce31" office:value-type="float" office:value="1997" calcext:value-type="float">
            <text:p>1997</text:p>
          </table:table-cell>
          <table:table-cell table:style-name="ce17" office:value-type="string" calcext:value-type="string">
            <text:p>Tubthumping</text:p>
          </table:table-cell>
          <table:table-cell table:style-name="ce17" office:value-type="string" calcext:value-type="string">
            <text:p>Chumbawamba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2024/08/16</text:p>
          </table:table-cell>
          <table:table-cell table:style-name="ce17" office:value-type="string" calcext:value-type="string">
            <text:p>Stolen from Africa&lt;br \&gt;Brought to America&lt;br \&gt;Fighting on arrival&lt;br \&gt;Fighting for survival</text:p>
          </table:table-cell>
          <table:table-cell table:style-name="ce17" office:value-type="string" calcext:value-type="string">
            <text:p>Reggae</text:p>
          </table:table-cell>
          <table:table-cell table:style-name="ce31" office:value-type="float" office:value="1983" calcext:value-type="float">
            <text:p>1983</text:p>
          </table:table-cell>
          <table:table-cell table:style-name="ce17" office:value-type="string" calcext:value-type="string">
            <text:p>Buffalo Soldier</text:p>
          </table:table-cell>
          <table:table-cell table:style-name="ce17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2024/08/19</text:p>
          </table:table-cell>
          <table:table-cell table:style-name="ce17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7" office:value-type="string" calcext:value-type="string">
            <text:p>Jazz Rap</text:p>
          </table:table-cell>
          <table:table-cell table:style-name="ce31" office:value-type="float" office:value="1993" calcext:value-type="float">
            <text:p>1993</text:p>
          </table:table-cell>
          <table:table-cell table:style-name="ce17" office:value-type="string" calcext:value-type="string">
            <text:p>Cataloop (Flip Fantasia)</text:p>
          </table:table-cell>
          <table:table-cell table:style-name="ce17" office:value-type="string" calcext:value-type="string">
            <text:p>Us3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2024/08/20</text:p>
          </table:table-cell>
          <table:table-cell table:style-name="ce17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7" office:value-type="string" calcext:value-type="string">
            <text:p>Showtunes</text:p>
          </table:table-cell>
          <table:table-cell table:style-name="ce31" office:value-type="float" office:value="1957" calcext:value-type="float">
            <text:p>1957</text:p>
          </table:table-cell>
          <table:table-cell table:style-name="ce17" office:value-type="string" calcext:value-type="string">
            <text:p>Seventy-Six Trombones</text:p>
          </table:table-cell>
          <table:table-cell table:style-name="ce17" office:value-type="string" calcext:value-type="string">
            <text:p>The Music Man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2024/08/21</text:p>
          </table:table-cell>
          <table:table-cell table:style-name="ce17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7" office:value-type="string" calcext:value-type="string">
            <text:p>Ska</text:p>
          </table:table-cell>
          <table:table-cell table:style-name="ce31" office:value-type="float" office:value="1997" calcext:value-type="float">
            <text:p>1997</text:p>
          </table:table-cell>
          <table:table-cell table:style-name="ce17" office:value-type="string" calcext:value-type="string">
            <text:p>The Impression that I Get</text:p>
          </table:table-cell>
          <table:table-cell table:style-name="ce17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2024/08/22</text:p>
          </table:table-cell>
          <table:table-cell table:style-name="ce17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7" office:value-type="string" calcext:value-type="string">
            <text:p>R&amp;B/Soul</text:p>
          </table:table-cell>
          <table:table-cell table:style-name="ce31" office:value-type="float" office:value="2021" calcext:value-type="float">
            <text:p>2021</text:p>
          </table:table-cell>
          <table:table-cell table:style-name="ce17" office:value-type="string" calcext:value-type="string">
            <text:p>FREEDOM</text:p>
          </table:table-cell>
          <table:table-cell table:style-name="ce17" office:value-type="string" calcext:value-type="string">
            <text:p>Jon Batiste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2024/08/23</text:p>
          </table:table-cell>
          <table:table-cell table:style-name="ce17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7" office:value-type="string" calcext:value-type="string">
            <text:p>Jazz</text:p>
          </table:table-cell>
          <table:table-cell table:style-name="ce31" office:value-type="float" office:value="1951" calcext:value-type="float">
            <text:p>1951</text:p>
          </table:table-cell>
          <table:table-cell table:style-name="ce17" office:value-type="string" calcext:value-type="string">
            <text:p>A Kiss to Build a Dream on</text:p>
          </table:table-cell>
          <table:table-cell table:style-name="ce17" office:value-type="string" calcext:value-type="string">
            <text:p>Louis Armstrong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2024/08/26</text:p>
          </table:table-cell>
          <table:table-cell table:style-name="ce17" office:value-type="string" calcext:value-type="string">
            <text:p>Huggin’ and squeezin’ and kissin’ and pleasin’&lt;br \&gt;Together forever through rain or whatever</text:p>
          </table:table-cell>
          <table:table-cell table:style-name="ce17" office:value-type="string" calcext:value-type="string">
            <text:p>Soul</text:p>
          </table:table-cell>
          <table:table-cell table:style-name="ce31" office:value-type="float" office:value="1975" calcext:value-type="float">
            <text:p>1975</text:p>
          </table:table-cell>
          <table:table-cell table:style-name="ce17" office:value-type="string" calcext:value-type="string">
            <text:p>This Will Be (An Everlasting Love)</text:p>
          </table:table-cell>
          <table:table-cell table:style-name="ce17" office:value-type="string" calcext:value-type="string">
            <text:p>Natalie Cole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2024/08/27</text:p>
          </table:table-cell>
          <table:table-cell table:style-name="ce17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7" office:value-type="string" calcext:value-type="string">
            <text:p>Pop Rock</text:p>
          </table:table-cell>
          <table:table-cell table:style-name="ce31" office:value-type="float" office:value="1967" calcext:value-type="float">
            <text:p>1967</text:p>
          </table:table-cell>
          <table:table-cell table:style-name="ce17" office:value-type="string" calcext:value-type="string">
            <text:p>Can’t Take My Eyes off of You</text:p>
          </table:table-cell>
          <table:table-cell table:style-name="ce17" office:value-type="string" calcext:value-type="string">
            <text:p>Frankie Vallie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2024/08/28</text:p>
          </table:table-cell>
          <table:table-cell table:style-name="ce17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7" office:value-type="string" calcext:value-type="string">
            <text:p>Latin Pop</text:p>
          </table:table-cell>
          <table:table-cell table:style-name="ce31" office:value-type="float" office:value="1985" calcext:value-type="float">
            <text:p>1985</text:p>
          </table:table-cell>
          <table:table-cell table:style-name="ce17" office:value-type="string" calcext:value-type="string">
            <text:p>Conga</text:p>
          </table:table-cell>
          <table:table-cell table:style-name="ce17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2024/08/29</text:p>
          </table:table-cell>
          <table:table-cell table:style-name="ce17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7" office:value-type="string" calcext:value-type="string">
            <text:p>Folk</text:p>
          </table:table-cell>
          <table:table-cell table:style-name="ce31" office:value-type="float" office:value="1979" calcext:value-type="float">
            <text:p>1979</text:p>
          </table:table-cell>
          <table:table-cell table:style-name="ce17" office:value-type="string" calcext:value-type="string">
            <text:p>Longer</text:p>
          </table:table-cell>
          <table:table-cell table:style-name="ce17" office:value-type="string" calcext:value-type="string">
            <text:p>Dan Fogelberg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2024/08/30</text:p>
          </table:table-cell>
          <table:table-cell table:style-name="ce17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7" office:value-type="string" calcext:value-type="string">
            <text:p>Pop</text:p>
          </table:table-cell>
          <table:table-cell table:style-name="ce31" office:value-type="float" office:value="1985" calcext:value-type="float">
            <text:p>1985</text:p>
          </table:table-cell>
          <table:table-cell table:style-name="ce17" office:value-type="string" calcext:value-type="string">
            <text:p>Sussudio</text:p>
          </table:table-cell>
          <table:table-cell table:style-name="ce17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2</text:p>
          </table:table-cell>
          <table:table-cell table:style-name="ce24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The BeeG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Pink Floy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1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Journ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4 Non Blond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Beyo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Drak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017"/>
        </table:table-row>
        <table:table-row table:style-name="ro1" table:number-rows-repeated="10484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10" table:default-cell-style-name="Default"/>
        <table:table-column table:style-name="co13" table:default-cell-style-name="ce23"/>
        <table:table-column table:style-name="co14" table:default-cell-style-name="ce23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table:style-name="Default"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 Non Blondes</text:p>
          </table:table-cell>
          <table:table-cell table:style-name="Default" office:value-type="string" calcext:value-type="string">
            <text:p>(4|four) non( |-)blonde?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-ha</text:p>
          </table:table-cell>
          <table:table-cell table:style-name="Default" office:value-type="string" calcext:value-type="string">
            <text:p>a-?h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/DC</text:p>
          </table:table-cell>
          <table:table-cell table:style-name="Default" office:value-type="string" calcext:value-type="string">
            <text:p>ac[/ -]?d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Adele</text:p>
          </table:table-cell>
          <table:table-cell table:style-name="Default" office:value-type="string" calcext:value-type="string">
            <text:p>ade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nis Morissette</text:p>
          </table:table-cell>
          <table:table-cell table:style-name="Default" office:value-type="string" calcext:value-type="string">
            <text:p>alanis morisset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annah Myles</text:p>
          </table:table-cell>
          <table:table-cell office:value-type="string" calcext:value-type="string">
            <text:p>alann?ah m[yi]l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amy winehou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etha Franklin</text:p>
          </table:table-cell>
          <table:table-cell table:style-name="Default" office:value-type="string" calcext:value-type="string">
            <text:p>aretha frank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ril Lavigne</text:p>
          </table:table-cell>
          <table:table-cell table:style-name="Default" office:value-type="string" calcext:value-type="string">
            <text:p>avril lavig?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nd Aid</text:p>
          </table:table-cell>
          <table:table-cell office:value-type="string" calcext:value-type="string">
            <text:p>band ai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enaked Ladies</text:p>
          </table:table-cell>
          <table:table-cell table:style-name="Default"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stille</text:p>
          </table:table-cell>
          <table:table-cell table:style-name="Default" office:value-type="string" calcext:value-type="string">
            <text:p>bastill?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be Rexha ft. Florida Georgia Line</text:p>
          </table:table-cell>
          <table:table-cell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yoncé</text:p>
          </table:table-cell>
          <table:table-cell office:value-type="string" calcext:value-type="string">
            <text:p>beyon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llie Eilish</text:p>
          </table:table-cell>
          <table:table-cell table:style-name="Default" office:value-type="string" calcext:value-type="string">
            <text:p>billie eili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billy joe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lly Ocean</text:p>
          </table:table-cell>
          <table:table-cell office:value-type="string" calcext:value-type="string">
            <text:p>billy oce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lly Ray Cyrus</text:p>
          </table:table-cell>
          <table:table-cell table:style-name="Default" office:value-type="string" calcext:value-type="string">
            <text:p>billy ray cyru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lly Squier</text:p>
          </table:table-cell>
          <table:table-cell table:style-name="Default"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black sabb?at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ACKPINK</text:p>
          </table:table-cell>
          <table:table-cell office:value-type="string" calcext:value-type="string">
            <text:p>black ?pi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Blind Melon</text:p>
          </table:table-cell>
          <table:table-cell table:style-name="Default" office:value-type="string" calcext:value-type="string">
            <text:p>blind mel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b Dylan</text:p>
          </table:table-cell>
          <table:table-cell table:style-name="Default" office:value-type="string" calcext:value-type="string">
            <text:p>bob dyla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Bob Marley &amp; the Wailers</text:p>
          </table:table-cell>
          <table:table-cell table:style-name="Default" office:value-type="string" calcext:value-type="string">
            <text:p>bob marley( (&amp;|and) the wailers)?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Bobby Darin</text:p>
          </table:table-cell>
          <table:table-cell table:style-name="Default"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nnie Raitt</text:p>
          </table:table-cell>
          <table:table-cell table:style-name="Default" office:value-type="string" calcext:value-type="string">
            <text:p>bonnie raitt?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Boston</text:p>
          </table:table-cell>
          <table:table-cell table:style-name="Default" office:value-type="string" calcext:value-type="string">
            <text:p>bost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y Meets Girl</text:p>
          </table:table-cell>
          <table:table-cell table:style-name="Default" office:value-type="string" calcext:value-type="string">
            <text:p>boy meets gir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yz II Men</text:p>
          </table:table-cell>
          <table:table-cell table:style-name="Default" office:value-type="string" calcext:value-type="string">
            <text:p>boy[sz] (II|2) me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uce Hornsby and the Range</text:p>
          </table:table-cell>
          <table:table-cell table:style-name="Default"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bruce springste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cage the elephan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mila Cabello</text:p>
          </table:table-cell>
          <table:table-cell table:style-name="Default" office:value-type="string" calcext:value-type="string">
            <text:p>camill?a cabell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rl Carlton</text:p>
          </table:table-cell>
          <table:table-cell table:style-name="Default" office:value-type="string" calcext:value-type="string">
            <text:p>carl carlto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eline Dion</text:p>
          </table:table-cell>
          <table:table-cell table:style-name="Default" office:value-type="string" calcext:value-type="string">
            <text:p>celine d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amillionaire ft. Krayzie Bone</text:p>
          </table:table-cell>
          <table:table-cell table:style-name="Default"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ch?ris isaa?(k|c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ubby Checker</text:p>
          </table:table-cell>
          <table:table-cell office:value-type="string" calcext:value-type="string">
            <text:p>chubb(y|ie) check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chuck berr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Chumbawamba</text:p>
          </table:table-cell>
          <table:table-cell table:style-name="Default" office:value-type="string" calcext:value-type="string">
            <text:p>chumbaw(a|u)mb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olio ft. L.V.</text:p>
          </table:table-cell>
          <table:table-cell table:style-name="Default"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reedence Clearwater Revival</text:p>
          </table:table-cell>
          <table:table-cell table:style-name="Default"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reepy John Thomas</text:p>
          </table:table-cell>
          <table:table-cell table:style-name="Default"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rowded House</text:p>
          </table:table-cell>
          <table:table-cell office:value-type="string" calcext:value-type="string">
            <text:p>crowded hou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yndi Lauper</text:p>
          </table:table-cell>
          <table:table-cell table:style-name="Default" office:value-type="string" calcext:value-type="string">
            <text:p>cyndi laupe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Dan Fogelberg</text:p>
          </table:table-cell>
          <table:table-cell table:style-name="Default" office:value-type="string" calcext:value-type="string">
            <text:p>dan fogelb(e|u)r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shboard Confessional</text:p>
          </table:table-cell>
          <table:table-cell table:style-name="Default"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an Martin</text:p>
          </table:table-cell>
          <table:table-cell table:style-name="Default" office:value-type="string" calcext:value-type="string">
            <text:p>dean marti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an Martin and Burt Bacharach</text:p>
          </table:table-cell>
          <table:table-cell table:style-name="Default" office:value-type="string" calcext:value-type="string">
            <text:p>dean martin (and|\&amp;) burt bachara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bbie Gibson</text:p>
          </table:table-cell>
          <table:table-cell office:value-type="string" calcext:value-type="string">
            <text:p>debb(ie|y) gibs(o|e)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Diana Ross</text:p>
          </table:table-cell>
          <table:table-cell table:style-name="Default" office:value-type="string" calcext:value-type="string">
            <text:p>diann?a ros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ionne Warwick</text:p>
          </table:table-cell>
          <table:table-cell table:style-name="Default" office:value-type="string" calcext:value-type="string">
            <text:p>dionne warwic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n McLean</text:p>
          </table:table-cell>
          <table:table-cell table:style-name="Default" office:value-type="string" calcext:value-type="string">
            <text:p>don ma?clea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rake</text:p>
          </table:table-cell>
          <table:table-cell table:style-name="Default" office:value-type="string" calcext:value-type="string">
            <text:p>drak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ua Lipa</text:p>
          </table:table-cell>
          <table:table-cell table:style-name="Default" office:value-type="string" calcext:value-type="string">
            <text:p>dua lip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arth, Wind &amp; Fire</text:p>
          </table:table-cell>
          <table:table-cell table:style-name="Default"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d Sheeran and Elton John</text:p>
          </table:table-cell>
          <table:table-cell office:value-type="string" calcext:value-type="string">
            <text:p>ed sheeran and elton joh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ddie Rabbitt</text:p>
          </table:table-cell>
          <table:table-cell table:style-name="Default" office:value-type="string" calcext:value-type="string">
            <text:p>eddie rabbitt?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lectric Light Orchestra</text:p>
          </table:table-cell>
          <table:table-cell table:style-name="Default"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mo &amp; Patsy</text:p>
          </table:table-cell>
          <table:table-cell office:value-type="string" calcext:value-type="string">
            <text:p>elmo (and|&amp;) pats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lton John</text:p>
          </table:table-cell>
          <table:table-cell table:style-name="Default" office:value-type="string" calcext:value-type="string">
            <text:p>elton joh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minem</text:p>
          </table:table-cell>
          <table:table-cell table:style-name="Default" office:value-type="string" calcext:value-type="string">
            <text:p>emine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canto</text:p>
          </table:table-cell>
          <table:table-cell table:style-name="Default" office:value-type="string" calcext:value-type="string">
            <text:p>encant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nya</text:p>
          </table:table-cell>
          <table:table-cell table:style-name="Default" office:value-type="string" calcext:value-type="string">
            <text:p>eny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leet Foxes</text:p>
          </table:table-cell>
          <table:table-cell office:value-type="string" calcext:value-type="string">
            <text:p>fleet foxe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Fleetwood Mac</text:p>
          </table:table-cell>
          <table:table-cell table:style-name="Default" office:value-type="string" calcext:value-type="string">
            <text:p>fleetwood ma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Frankie Vallie</text:p>
          </table:table-cell>
          <table:table-cell table:style-name="Default"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ry Wright</text:p>
          </table:table-cell>
          <table:table-cell office:value-type="string" calcext:value-type="string">
            <text:p>gary w?righ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yla Peevey</text:p>
          </table:table-cell>
          <table:table-cell office:value-type="string" calcext:value-type="string">
            <text:p>gayla peeve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ne Kelly</text:p>
          </table:table-cell>
          <table:table-cell table:style-name="Default" office:value-type="string" calcext:value-type="string">
            <text:p>gene kell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eorge Ezra</text:p>
          </table:table-cell>
          <table:table-cell table:style-name="Default" office:value-type="string" calcext:value-type="string">
            <text:p>george ezr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in Blossoms</text:p>
          </table:table-cell>
          <table:table-cell office:value-type="string" calcext:value-type="string">
            <text:p>gin blossom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Gloria Estefan and Miami Sound Machine</text:p>
          </table:table-cell>
          <table:table-cell table:style-name="Default" office:value-type="string" calcext:value-type="string">
            <text:p>gloria estefan( (&amp;|and)( the)? miami sound machine)?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loria Gaynor</text:p>
          </table:table-cell>
          <table:table-cell table:style-name="Default" office:value-type="string" calcext:value-type="string">
            <text:p>gloria gayno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and Funk Railroad</text:p>
          </table:table-cell>
          <table:table-cell office:value-type="string" calcext:value-type="string">
            <text:p>grand funk railroa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reen Day</text:p>
          </table:table-cell>
          <table:table-cell table:style-name="Default" office:value-type="string" calcext:value-type="string">
            <text:p>green day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uns N’ Roses</text:p>
          </table:table-cell>
          <table:table-cell table:style-name="Default"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wen Stefani</text:p>
          </table:table-cell>
          <table:table-cell table:style-name="Default" office:value-type="string" calcext:value-type="string">
            <text:p>gwen stefan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wen Stefani ft. Blake Shelton</text:p>
          </table:table-cell>
          <table:table-cell office:value-type="string" calcext:value-type="string">
            <text:p>gwen stefani( (ft.|featuring|and) blake shelton)?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l &amp; Oates</text:p>
          </table:table-cell>
          <table:table-cell office:value-type="string" calcext:value-type="string">
            <text:p>hall (&amp;|n’?|and) oate?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harry style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dina Menzel from Wicked</text:p>
          </table:table-cell>
          <table:table-cell table:style-name="Default"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ggy Azalea ft. Charli XCX</text:p>
          </table:table-cell>
          <table:table-cell table:style-name="Default"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magine Dragons</text:p>
          </table:table-cell>
          <table:table-cell table:style-name="Default" office:value-type="string" calcext:value-type="string">
            <text:p>imagine dragon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ames Taylor</text:p>
          </table:table-cell>
          <table:table-cell table:style-name="Default" office:value-type="string" calcext:value-type="string">
            <text:p>james taylor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an &amp; Dean</text:p>
          </table:table-cell>
          <table:table-cell office:value-type="string" calcext:value-type="string">
            <text:p>jan (and|&amp;) dea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anet Jackson</text:p>
          </table:table-cell>
          <table:table-cell table:style-name="Default" office:value-type="string" calcext:value-type="string">
            <text:p>janet jacks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y-Z ft. Alicia Keys</text:p>
          </table:table-cell>
          <table:table-cell office:value-type="string" calcext:value-type="string">
            <text:p>jay-z( (ft.|featuring) alicia keys)?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jefferson airplan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immy Buffett</text:p>
          </table:table-cell>
          <table:table-cell office:value-type="string" calcext:value-type="string">
            <text:p>jimmy buffet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an Jett &amp; the Blackhearts</text:p>
          </table:table-cell>
          <table:table-cell office:value-type="string" calcext:value-type="string">
            <text:p>joan jett?( (&amp;|and) the blackhearts)?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 Lennon and Yoko Ono</text:p>
          </table:table-cell>
          <table:table-cell office:value-type="string" calcext:value-type="string">
            <text:p>john lennon and yoko on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johnny cas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ohnny Horton</text:p>
          </table:table-cell>
          <table:table-cell office:value-type="string" calcext:value-type="string">
            <text:p>johnny hort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hnny Nash</text:p>
          </table:table-cell>
          <table:table-cell office:value-type="string" calcext:value-type="string">
            <text:p>johnny nash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Jon Batiste</text:p>
          </table:table-cell>
          <table:table-cell table:style-name="Default" office:value-type="string" calcext:value-type="string">
            <text:p>jo(h)?n bap?tis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Journey</text:p>
          </table:table-cell>
          <table:table-cell table:style-name="Default" office:value-type="string" calcext:value-type="string">
            <text:p>journey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ustin Bieber</text:p>
          </table:table-cell>
          <table:table-cell office:value-type="string" calcext:value-type="string">
            <text:p>justin biebe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kacey musgrav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kat(y|ie) perr?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kelly clarkso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ady gag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led zeppeli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eona Lewis</text:p>
          </table:table-cell>
          <table:table-cell office:value-type="string" calcext:value-type="string">
            <text:p>leona lewi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nda Rondstadt</text:p>
          </table:table-cell>
          <table:table-cell office:value-type="string" calcext:value-type="string">
            <text:p>linda rondstadt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lorde?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s Bravos</text:p>
          </table:table-cell>
          <table:table-cell office:value-type="string" calcext:value-type="string">
            <text:p>los bravo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Louis Armstrong</text:p>
          </table:table-cell>
          <table:table-cell table:style-name="Default"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lynyrd skynyrd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m\.i\.a\.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madon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rc Cohn</text:p>
          </table:table-cell>
          <table:table-cell office:value-type="string" calcext:value-type="string">
            <text:p>marc coh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mariah care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maroon (5|five)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ry Chapin Carpenter</text:p>
          </table:table-cell>
          <table:table-cell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C Hammer</text:p>
          </table:table-cell>
          <table:table-cell office:value-type="string" calcext:value-type="string">
            <text:p>mc hamme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en at Work</text:p>
          </table:table-cell>
          <table:table-cell office:value-type="string" calcext:value-type="string">
            <text:p>men at wor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metallic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michael jackso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Midnight Oil</text:p>
          </table:table-cell>
          <table:table-cell table:style-name="Default" office:value-type="string" calcext:value-type="string">
            <text:p>midnight oil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Mighty Mighty Bosstones</text:p>
          </table:table-cell>
          <table:table-cell table:style-name="Default"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miley cyru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illi Vanilli</text:p>
          </table:table-cell>
          <table:table-cell office:value-type="string" calcext:value-type="string">
            <text:p>milli vanilli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y chemical romanc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Nancy Sinatra</text:p>
          </table:table-cell>
          <table:table-cell table:style-name="Default" office:value-type="string" calcext:value-type="string">
            <text:p>nance?y sinatr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string" calcext:value-type="string">
            <text:p>Natalie Cole</text:p>
          </table:table-cell>
          <table:table-cell table:style-name="Default" office:value-type="string" calcext:value-type="string">
            <text:p>natalie co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ew Kids on the Block</text:p>
          </table:table-cell>
          <table:table-cell table:style-name="Default"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ew Radicals</text:p>
          </table:table-cell>
          <table:table-cell office:value-type="string" calcext:value-type="string">
            <text:p>(the )?new radical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nirvan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noah kaha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livia Rodriguo</text:p>
          </table:table-cell>
          <table:table-cell office:value-type="string" calcext:value-type="string">
            <text:p>olivia rodrigu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OMI</text:p>
          </table:table-cell>
          <table:table-cell table:style-name="Default" office:value-type="string" calcext:value-type="string">
            <text:p>omi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One Direction</text:p>
          </table:table-cell>
          <table:table-cell table:style-name="Default" office:value-type="string" calcext:value-type="string">
            <text:p>one directio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neRepublic</text:p>
          </table:table-cell>
          <table:table-cell office:value-type="string" calcext:value-type="string">
            <text:p>one ?republic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zzy Ozbourne</text:p>
          </table:table-cell>
          <table:table-cell office:value-type="string" calcext:value-type="string">
            <text:p>ozzy ozbou?rne?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aula Abdul</text:p>
          </table:table-cell>
          <table:table-cell office:value-type="string" calcext:value-type="string">
            <text:p>paula abdul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pearl ?ja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peter gabrie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eter, Paul &amp; Mary</text:p>
          </table:table-cell>
          <table:table-cell office:value-type="string" calcext:value-type="string">
            <text:p>peter, paul \&amp; mary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harrell Williams</text:p>
          </table:table-cell>
          <table:table-cell office:value-type="string" calcext:value-type="string">
            <text:p>pharrell william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Phil Collins</text:p>
          </table:table-cell>
          <table:table-cell table:style-name="Default" office:value-type="string" calcext:value-type="string">
            <text:p>phil coll?in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pink floyd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ortishead</text:p>
          </table:table-cell>
          <table:table-cell office:value-type="string" calcext:value-type="string">
            <text:p>portishead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Default" office:value-type="string" calcext:value-type="string">
            <text:p>Queen</text:p>
          </table:table-cell>
          <table:table-cell table:style-name="Default" office:value-type="string" calcext:value-type="string">
            <text:p>quee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Queensryche</text:p>
          </table:table-cell>
          <table:table-cell office:value-type="string" calcext:value-type="string">
            <text:p>queensr(y|ei)che?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am Jam</text:p>
          </table:table-cell>
          <table:table-cell office:value-type="string" calcext:value-type="string">
            <text:p>ram ?j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ay Charles</text:p>
          </table:table-cell>
          <table:table-cell office:value-type="string" calcext:value-type="string">
            <text:p>ray charle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EO Speedwagon</text:p>
          </table:table-cell>
          <table:table-cell office:value-type="string" calcext:value-type="string">
            <text:p>reo speedwago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ichard Harris</text:p>
          </table:table-cell>
          <table:table-cell office:value-type="string" calcext:value-type="string">
            <text:p>richard harri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Rick Astley</text:p>
          </table:table-cell>
          <table:table-cell table:style-name="Default" office:value-type="string" calcext:value-type="string">
            <text:p>ric?k astle?y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Rose Royce</text:p>
          </table:table-cell>
          <table:table-cell table:style-name="Default" office:value-type="string" calcext:value-type="string">
            <text:p>rose royc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un DMC</text:p>
          </table:table-cell>
          <table:table-cell office:value-type="string" calcext:value-type="string">
            <text:p>run dmc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Default" office:value-type="string" calcext:value-type="string">
            <text:p>Sade</text:p>
          </table:table-cell>
          <table:table-cell table:style-name="Default" office:value-type="string" calcext:value-type="string">
            <text:p>sade( abo?u)?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alt-n-Pepa</text:p>
          </table:table-cell>
          <table:table-cell office:value-type="string" calcext:value-type="string">
            <text:p>salt-n-pep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(carlos )?santan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heryl Crow</text:p>
          </table:table-cell>
          <table:table-cell office:value-type="string" calcext:value-type="string">
            <text:p>[sc]heryl crow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si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now Patrol</text:p>
          </table:table-cell>
          <table:table-cell office:value-type="string" calcext:value-type="string">
            <text:p>snow patrol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und ?garde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an Goetz, João Gilberto, Astrud Gilberto</text:p>
          </table:table-cell>
          <table:table-cell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Default" office:value-type="string" calcext:value-type="string">
            <text:p>Stevie Wonder</text:p>
          </table:table-cell>
          <table:table-cell table:style-name="Default" office:value-type="string" calcext:value-type="string">
            <text:p>stevie wonde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uzanne Vega</text:p>
          </table:table-cell>
          <table:table-cell office:value-type="string" calcext:value-type="string">
            <text:p>suzanne veg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Default" office:value-type="string" calcext:value-type="string">
            <text:p>Taylor Swift</text:p>
          </table:table-cell>
          <table:table-cell table:style-name="Default" office:value-type="string" calcext:value-type="string">
            <text:p>taylor swift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he Animals</text:p>
          </table:table-cell>
          <table:table-cell table:style-name="Default" office:value-type="string" calcext:value-type="string">
            <text:p>(the )?animal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he Backstreet Boys</text:p>
          </table:table-cell>
          <table:table-cell table:style-name="Default"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he Beatles</text:p>
          </table:table-cell>
          <table:table-cell table:style-name="Default" office:value-type="string" calcext:value-type="string">
            <text:p>(the )?beatle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he BeeGees</text:p>
          </table:table-cell>
          <table:table-cell office:value-type="string" calcext:value-type="string">
            <text:p>(the )?bee( |-)?gee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he Black Crowes</text:p>
          </table:table-cell>
          <table:table-cell table:style-name="Default" office:value-type="string" calcext:value-type="string">
            <text:p>(the )?black crowe?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he Black Eyed Peas</text:p>
          </table:table-cell>
          <table:table-cell table:style-name="Default" office:value-type="string" calcext:value-type="string">
            <text:p>(the )?black[- ]eyed pea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he Black Keys</text:p>
          </table:table-cell>
          <table:table-cell table:style-name="Default" office:value-type="string" calcext:value-type="string">
            <text:p>(the )?black key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he Box Tops</text:p>
          </table:table-cell>
          <table:table-cell office:value-type="string" calcext:value-type="string">
            <text:p>(the )?box top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he Cars</text:p>
          </table:table-cell>
          <table:table-cell table:style-name="Default" office:value-type="string" calcext:value-type="string">
            <text:p>(the )?car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he Chi-Lites</text:p>
          </table:table-cell>
          <table:table-cell table:style-name="Default" office:value-type="string" calcext:value-type="string">
            <text:p>(the )?chi-lite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(the )?ch?ordette?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(the )?clash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string" calcext:value-type="string">
            <text:p>The Commodores</text:p>
          </table:table-cell>
          <table:table-cell table:style-name="Default"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(the )?cranberr?ie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Default" office:value-type="string" calcext:value-type="string">
            <text:p>The Cure</text:p>
          </table:table-cell>
          <table:table-cell table:style-name="Default" office:value-type="string" calcext:value-type="string">
            <text:p>(the )?cur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(the )?darknes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Default" office:value-type="string" calcext:value-type="string">
            <text:p>The Doobie Brothers</text:p>
          </table:table-cell>
          <table:table-cell table:style-name="Default" office:value-type="string" calcext:value-type="string">
            <text:p>(the )?doobie brother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Default" office:value-type="string" calcext:value-type="string">
            <text:p>the Eurythmics</text:p>
          </table:table-cell>
          <table:table-cell table:style-name="Default" office:value-type="string" calcext:value-type="string">
            <text:p>(the )?eurythmic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he Everly Brothers</text:p>
          </table:table-cell>
          <table:table-cell office:value-type="string" calcext:value-type="string">
            <text:p>(the )?everl(y|ie) brother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he Go-Go’s</text:p>
          </table:table-cell>
          <table:table-cell table:style-name="Default"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he Greatest Showman</text:p>
          </table:table-cell>
          <table:table-cell office:value-type="string" calcext:value-type="string">
            <text:p>(the )?greatest showma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he Hollies</text:p>
          </table:table-cell>
          <table:table-cell office:value-type="string" calcext:value-type="string">
            <text:p>(the )?hollie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he Killers</text:p>
          </table:table-cell>
          <table:table-cell table:style-name="Default" office:value-type="string" calcext:value-type="string">
            <text:p>(the )?killer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he Knack</text:p>
          </table:table-cell>
          <table:table-cell table:style-name="Default" office:value-type="string" calcext:value-type="string">
            <text:p>(the )?knack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he Lovin’ Spoonful</text:p>
          </table:table-cell>
          <table:table-cell table:style-name="Default"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he Monkees</text:p>
          </table:table-cell>
          <table:table-cell office:value-type="string" calcext:value-type="string">
            <text:p>(the )?monk(ie|ee|ey)[sz]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he Moody Blues</text:p>
          </table:table-cell>
          <table:table-cell office:value-type="string" calcext:value-type="string">
            <text:p>(the )?moody blue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he Muppet Movie</text:p>
          </table:table-cell>
          <table:table-cell office:value-type="string" calcext:value-type="string">
            <text:p>((the )?muppet movie)|(kermit( the frog)?)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Default" office:value-type="string" calcext:value-type="string">
            <text:p>The Music Man</text:p>
          </table:table-cell>
          <table:table-cell table:style-name="Default" office:value-type="string" calcext:value-type="string">
            <text:p>(the )?music ma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he Police</text:p>
          </table:table-cell>
          <table:table-cell table:style-name="Default" office:value-type="string" calcext:value-type="string">
            <text:p>(the )?polic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he Red Hot Chili Peppers</text:p>
          </table:table-cell>
          <table:table-cell table:style-name="Default"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he Rolling Stones</text:p>
          </table:table-cell>
          <table:table-cell table:style-name="Default" office:value-type="string" calcext:value-type="string">
            <text:p>(the )?rolling ston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he Smiths</text:p>
          </table:table-cell>
          <table:table-cell table:style-name="Default" office:value-type="string" calcext:value-type="string">
            <text:p>(the )?smith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he Spice Girls</text:p>
          </table:table-cell>
          <table:table-cell table:style-name="Default" office:value-type="string" calcext:value-type="string">
            <text:p>(the )?spice ?girl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he Weeknd</text:p>
          </table:table-cell>
          <table:table-cell table:style-name="Default" office:value-type="string" calcext:value-type="string">
            <text:p>the week(e)?nd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hey Might Be Giants</text:p>
          </table:table-cell>
          <table:table-cell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na Turner</text:p>
          </table:table-cell>
          <table:table-cell office:value-type="string" calcext:value-type="string">
            <text:p>tina turner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tom petty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toto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tracy chapma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Default" office:value-type="string" calcext:value-type="string">
            <text:p>Us3</text:p>
          </table:table-cell>
          <table:table-cell table:style-name="Default" office:value-type="string" calcext:value-type="string">
            <text:p>us ?(3|three)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Default" office:value-type="string" calcext:value-type="string">
            <text:p>Usher</text:p>
          </table:table-cell>
          <table:table-cell table:style-name="Default" office:value-type="string" calcext:value-type="string">
            <text:p>usher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Default" office:value-type="string" calcext:value-type="string">
            <text:p>Van Morrison</text:p>
          </table:table-cell>
          <table:table-cell table:style-name="Default" office:value-type="string" calcext:value-type="string">
            <text:p>van morr?iso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Default" office:value-type="string" calcext:value-type="string">
            <text:p>Weird Al</text:p>
          </table:table-cell>
          <table:table-cell table:style-name="Default" office:value-type="string" calcext:value-type="string">
            <text:p>weird al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whitney housto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Default" office:value-type="string" calcext:value-type="string">
            <text:p>Will Smith</text:p>
          </table:table-cell>
          <table:table-cell table:style-name="Default" office:value-type="string" calcext:value-type="string">
            <text:p>will smith</text:p>
          </table:table-cell>
        </table:table-row>
      </table:table>
      <table:table table:name="genre list" table:style-name="ta1">
        <table:table-column table:style-name="co7" table:default-cell-style-name="ce23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eavy Metal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Indie Folk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30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number-columns-repeated="1017" table:default-cell-style-name="ce2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00/01/01</text:p>
          </table:table-cell>
          <table:table-cell table:style-name="ce24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25" office:value-type="string" calcext:value-type="string">
            <text:p>The scars of your love remind me of us&lt;br /&gt;They keep me thinking that we almost had it all</text:p>
          </table:table-cell>
          <table:table-cell table:style-name="ce29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9" office:value-type="string" calcext:value-type="string">
            <text:p>Ade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4</text:p>
          </table:table-cell>
          <table:table-cell table:style-name="ce25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24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Levitating</text:p>
          </table:table-cell>
          <table:table-cell table:style-name="ce29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06</text:p>
          </table:table-cell>
          <table:table-cell table:style-name="ce24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25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24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1</text:p>
          </table:table-cell>
          <table:table-cell table:style-name="ce24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2</text:p>
          </table:table-cell>
          <table:table-cell table:style-name="ce24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3</text:p>
          </table:table-cell>
          <table:table-cell table:style-name="ce24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24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5</text:p>
          </table:table-cell>
          <table:table-cell table:style-name="ce24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24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24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0</text:p>
          </table:table-cell>
          <table:table-cell table:style-name="ce24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1</text:p>
          </table:table-cell>
          <table:table-cell table:style-name="ce24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24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24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6</text:p>
          </table:table-cell>
          <table:table-cell table:style-name="ce24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24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28</text:p>
          </table:table-cell>
          <table:table-cell table:style-name="ce24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24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24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24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24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24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05</text:p>
          </table:table-cell>
          <table:table-cell table:style-name="ce24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24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24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24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24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24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24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24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17</text:p>
          </table:table-cell>
          <table:table-cell table:style-name="ce24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24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24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2</text:p>
          </table:table-cell>
          <table:table-cell table:style-name="ce24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24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24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5</text:p>
          </table:table-cell>
          <table:table-cell table:style-name="ce24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4/26</text:p>
          </table:table-cell>
          <table:table-cell table:style-name="ce24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24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24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24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24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3</text:p>
          </table:table-cell>
          <table:table-cell table:style-name="ce24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24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7</text:p>
          </table:table-cell>
          <table:table-cell table:style-name="ce24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24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24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24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13</text:p>
          </table:table-cell>
          <table:table-cell table:style-name="ce24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24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24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24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24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24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24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24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23</text:p>
          </table:table-cell>
          <table:table-cell table:style-name="ce24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24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24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24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24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24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3</text:p>
          </table:table-cell>
          <table:table-cell table:style-name="ce24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4</text:p>
          </table:table-cell>
          <table:table-cell table:style-name="ce24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24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24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07</text:p>
          </table:table-cell>
          <table:table-cell table:style-name="ce24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0</text:p>
          </table:table-cell>
          <table:table-cell table:style-name="ce24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1</text:p>
          </table:table-cell>
          <table:table-cell table:style-name="ce24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24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24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24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24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18</text:p>
          </table:table-cell>
          <table:table-cell table:style-name="ce24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24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0</text:p>
          </table:table-cell>
          <table:table-cell table:style-name="ce24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1</text:p>
          </table:table-cell>
          <table:table-cell table:style-name="ce24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4</text:p>
          </table:table-cell>
          <table:table-cell table:style-name="ce24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6/25</text:p>
          </table:table-cell>
          <table:table-cell table:style-name="ce24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24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7</text:p>
          </table:table-cell>
          <table:table-cell table:style-name="ce24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8</text:p>
          </table:table-cell>
          <table:table-cell table:style-name="ce24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24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26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30" office:value-type="string" calcext:value-type="string">
            <text:p>New Wave</text:p>
          </table:table-cell>
          <table:table-cell table:style-name="ce30" office:value-type="float" office:value="1984" calcext:value-type="float">
            <text:p>1984</text:p>
          </table:table-cell>
          <table:table-cell table:style-name="ce30" office:value-type="string" calcext:value-type="string">
            <text:p>Here Come the Rain Again</text:p>
          </table:table-cell>
          <table:table-cell table:style-name="ce30" office:value-type="string" calcext:value-type="string">
            <text:p>here come the rain again</text:p>
          </table:table-cell>
          <table:table-cell table:style-name="ce30" office:value-type="string" calcext:value-type="string">
            <text:p>Eurythmic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26" office:value-type="string" calcext:value-type="string">
            <text:p>Thunder only happens when it’s rainin’&lt;br /&gt;Players only love you when they’re playin’</text:p>
          </table:table-cell>
          <table:table-cell table:style-name="ce30" office:value-type="string" calcext:value-type="string">
            <text:p>Rock</text:p>
          </table:table-cell>
          <table:table-cell table:style-name="ce30" office:value-type="float" office:value="1977" calcext:value-type="float">
            <text:p>1977</text:p>
          </table:table-cell>
          <table:table-cell table:style-name="ce30" office:value-type="string" calcext:value-type="string">
            <text:p>Dreams</text:p>
          </table:table-cell>
          <table:table-cell table:style-name="ce30" office:value-type="string" calcext:value-type="string">
            <text:p>dreams</text:p>
          </table:table-cell>
          <table:table-cell table:style-name="ce30" office:value-type="string" calcext:value-type="string">
            <text:p>Fleetwood Ma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05</text:p>
          </table:table-cell>
          <table:table-cell table:style-name="ce24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24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24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0</text:p>
          </table:table-cell>
          <table:table-cell table:style-name="ce24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1</text:p>
          </table:table-cell>
          <table:table-cell table:style-name="ce24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2</text:p>
          </table:table-cell>
          <table:table-cell table:style-name="ce24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24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6</text:p>
          </table:table-cell>
          <table:table-cell table:style-name="ce24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17</text:p>
          </table:table-cell>
          <table:table-cell table:style-name="ce24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24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24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22</text:p>
          </table:table-cell>
          <table:table-cell table:style-name="ce24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24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7/24</text:p>
          </table:table-cell>
          <table:table-cell table:style-name="ce24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24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24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24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24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31</text:p>
          </table:table-cell>
          <table:table-cell table:style-name="ce24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1</text:p>
          </table:table-cell>
          <table:table-cell table:style-name="ce17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17" office:value-type="string" calcext:value-type="string">
            <text:p>Smooth Jazz</text:p>
          </table:table-cell>
          <table:table-cell table:style-name="ce17" office:value-type="float" office:value="1984" calcext:value-type="float">
            <text:p>1984</text:p>
          </table:table-cell>
          <table:table-cell table:style-name="ce17" office:value-type="string" calcext:value-type="string">
            <text:p>Smooth Operator</text:p>
          </table:table-cell>
          <table:table-cell table:style-name="ce17" office:value-type="string" calcext:value-type="string">
            <text:p>smooth operat[oe]r</text:p>
          </table:table-cell>
          <table:table-cell table:style-name="ce17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2024/08/02</text:p>
          </table:table-cell>
          <table:table-cell table:style-name="ce17" office:value-type="string" calcext:value-type="string">
            <text:p>She’s mighty mighty&lt;br /&gt;Just letting it all hang out</text:p>
          </table:table-cell>
          <table:table-cell table:style-name="ce17" office:value-type="string" calcext:value-type="string">
            <text:p>Funk</text:p>
          </table:table-cell>
          <table:table-cell table:style-name="ce17" office:value-type="float" office:value="1977" calcext:value-type="float">
            <text:p>1977</text:p>
          </table:table-cell>
          <table:table-cell table:style-name="ce17" office:value-type="string" calcext:value-type="string">
            <text:p>Brick House</text:p>
          </table:table-cell>
          <table:table-cell table:style-name="ce17" office:value-type="string" calcext:value-type="string">
            <text:p>((she[’']s )?a )?brick house</text:p>
          </table:table-cell>
          <table:table-cell table:style-name="ce17" office:value-type="string" calcext:value-type="string">
            <text:p>The Commodores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5</text:p>
          </table:table-cell>
          <table:table-cell table:style-name="ce17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17" office:value-type="string" calcext:value-type="string">
            <text:p>Alternative</text:p>
          </table:table-cell>
          <table:table-cell table:style-name="ce17" office:value-type="float" office:value="1985" calcext:value-type="float">
            <text:p>1985</text:p>
          </table:table-cell>
          <table:table-cell table:style-name="ce17" office:value-type="string" calcext:value-type="string">
            <text:p>Close to Me</text:p>
          </table:table-cell>
          <table:table-cell table:style-name="ce17" office:value-type="string" calcext:value-type="string">
            <text:p>close to (me|you)</text:p>
          </table:table-cell>
          <table:table-cell table:style-name="ce17" office:value-type="string" calcext:value-type="string">
            <text:p>The Cur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6</text:p>
          </table:table-cell>
          <table:table-cell table:style-name="ce17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17" office:value-type="string" calcext:value-type="string">
            <text:p>Big Band</text:p>
          </table:table-cell>
          <table:table-cell table:style-name="ce17" office:value-type="float" office:value="1958" calcext:value-type="float">
            <text:p>1958</text:p>
          </table:table-cell>
          <table:table-cell table:style-name="ce17" office:value-type="string" calcext:value-type="string">
            <text:p>Beyond the Sea</text:p>
          </table:table-cell>
          <table:table-cell table:style-name="ce17" office:value-type="string" calcext:value-type="string">
            <text:p>(somewhere )?beyond the sea</text:p>
          </table:table-cell>
          <table:table-cell table:style-name="ce17" office:value-type="string" calcext:value-type="string">
            <text:p>Bobby Darin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2024/08/07</text:p>
          </table:table-cell>
          <table:table-cell table:style-name="ce17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17" office:value-type="string" calcext:value-type="string">
            <text:p>Pop Country</text:p>
          </table:table-cell>
          <table:table-cell table:style-name="ce17" office:value-type="float" office:value="1966" calcext:value-type="float">
            <text:p>1966</text:p>
          </table:table-cell>
          <table:table-cell table:style-name="ce17" office:value-type="string" calcext:value-type="string">
            <text:p>These Boots are Made for Walkin’</text:p>
          </table:table-cell>
          <table:table-cell table:style-name="ce17" office:value-type="string" calcext:value-type="string">
            <text:p>(these|my) boots (are|were) made for walkin[’'g]?</text:p>
          </table:table-cell>
          <table:table-cell table:style-name="ce17" office:value-type="string" calcext:value-type="string">
            <text:p>Nancy Sinatra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08</text:p>
          </table:table-cell>
          <table:table-cell table:style-name="ce17" office:value-type="string" calcext:value-type="string">
            <text:p>When I need motivation&lt;br /&gt;My one solution is my queen&lt;br /&gt;’Cause she stays strong</text:p>
          </table:table-cell>
          <table:table-cell table:style-name="ce17" office:value-type="string" calcext:value-type="string">
            <text:p>Pop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string" calcext:value-type="string">
            <text:p>Cheerleader</text:p>
          </table:table-cell>
          <table:table-cell table:style-name="ce17" office:value-type="string" calcext:value-type="string">
            <text:p>cheer ?leader</text:p>
          </table:table-cell>
          <table:table-cell table:style-name="ce17" office:value-type="string" calcext:value-type="string">
            <text:p>OMI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09</text:p>
          </table:table-cell>
          <table:table-cell table:style-name="ce17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17" office:value-type="string" calcext:value-type="string">
            <text:p>R&amp;B/Soul</text:p>
          </table:table-cell>
          <table:table-cell table:style-name="ce17" office:value-type="float" office:value="1976" calcext:value-type="float">
            <text:p>1976</text:p>
          </table:table-cell>
          <table:table-cell table:style-name="ce17" office:value-type="string" calcext:value-type="string">
            <text:p>Sir Duke</text:p>
          </table:table-cell>
          <table:table-cell table:style-name="ce17" office:value-type="string" calcext:value-type="string">
            <text:p>sir duke</text:p>
          </table:table-cell>
          <table:table-cell table:style-name="ce17" office:value-type="string" calcext:value-type="string">
            <text:p>Stevie Wonder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2</text:p>
          </table:table-cell>
          <table:table-cell table:style-name="ce17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17" office:value-type="string" calcext:value-type="string">
            <text:p>Jazz</text:p>
          </table:table-cell>
          <table:table-cell table:style-name="ce17" office:value-type="float" office:value="1970" calcext:value-type="float">
            <text:p>1970</text:p>
          </table:table-cell>
          <table:table-cell table:style-name="ce17" office:value-type="string" calcext:value-type="string">
            <text:p>Moondance</text:p>
          </table:table-cell>
          <table:table-cell table:style-name="ce17" office:value-type="string" calcext:value-type="string">
            <text:p>moon ?dance</text:p>
          </table:table-cell>
          <table:table-cell table:style-name="ce17" office:value-type="string" calcext:value-type="string">
            <text:p>Van Morrison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3</text:p>
          </table:table-cell>
          <table:table-cell table:style-name="ce17" office:value-type="string" calcext:value-type="string">
            <text:p>The time has come&lt;br /&gt;To say fair’s fair&lt;br /&gt;To pay the rent&lt;br /&gt;To pay our share</text:p>
          </table:table-cell>
          <table:table-cell table:style-name="ce17" office:value-type="string" calcext:value-type="string">
            <text:p>Rock</text:p>
          </table:table-cell>
          <table:table-cell table:style-name="ce17" office:value-type="float" office:value="1987" calcext:value-type="float">
            <text:p>1987</text:p>
          </table:table-cell>
          <table:table-cell table:style-name="ce17" office:value-type="string" calcext:value-type="string">
            <text:p>Beds are Burning</text:p>
          </table:table-cell>
          <table:table-cell table:style-name="ce17" office:value-type="string" calcext:value-type="string">
            <text:p>beds are burning</text:p>
          </table:table-cell>
          <table:table-cell table:style-name="ce17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2024/08/14</text:p>
          </table:table-cell>
          <table:table-cell table:style-name="ce17" office:value-type="string" calcext:value-type="string">
            <text:p>I want the world to know&lt;br /&gt;I got to let it show</text:p>
          </table:table-cell>
          <table:table-cell table:style-name="ce17" office:value-type="string" calcext:value-type="string">
            <text:p>Disco</text:p>
          </table:table-cell>
          <table:table-cell table:style-name="ce17" office:value-type="float" office:value="1980" calcext:value-type="float">
            <text:p>1980</text:p>
          </table:table-cell>
          <table:table-cell table:style-name="ce17" office:value-type="string" calcext:value-type="string">
            <text:p>I’m Coming Out</text:p>
          </table:table-cell>
          <table:table-cell table:style-name="ce17" office:value-type="string" calcext:value-type="string">
            <text:p>i[’']m coming out</text:p>
          </table:table-cell>
          <table:table-cell table:style-name="ce17" office:value-type="string" calcext:value-type="string">
            <text:p>Diana Ross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5</text:p>
          </table:table-cell>
          <table:table-cell table:style-name="ce17" office:value-type="string" calcext:value-type="string">
            <text:p>I get knocked down&lt;br /&gt;But I get up again&lt;br /&gt;You’re never gonna keep me down</text:p>
          </table:table-cell>
          <table:table-cell table:style-name="ce17" office:value-type="string" calcext:value-type="string">
            <text:p>Rock</text:p>
          </table:table-cell>
          <table:table-cell table:style-name="ce17" office:value-type="float" office:value="1997" calcext:value-type="float">
            <text:p>1997</text:p>
          </table:table-cell>
          <table:table-cell table:style-name="ce17" office:value-type="string" calcext:value-type="string">
            <text:p>Tubthumping</text:p>
          </table:table-cell>
          <table:table-cell table:style-name="ce17" office:value-type="string" calcext:value-type="string">
            <text:p>tub ?thumping</text:p>
          </table:table-cell>
          <table:table-cell table:style-name="ce17" office:value-type="string" calcext:value-type="string">
            <text:p>Chumbawamba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16</text:p>
          </table:table-cell>
          <table:table-cell table:style-name="ce17" office:value-type="string" calcext:value-type="string">
            <text:p>Stolen from Africa&lt;br /&gt;Brought to America&lt;br /&gt;Fighting on arrival&lt;br /&gt;Fighting for survival</text:p>
          </table:table-cell>
          <table:table-cell table:style-name="ce17" office:value-type="string" calcext:value-type="string">
            <text:p>Reggae</text:p>
          </table:table-cell>
          <table:table-cell table:style-name="ce17" office:value-type="float" office:value="1983" calcext:value-type="float">
            <text:p>1983</text:p>
          </table:table-cell>
          <table:table-cell table:style-name="ce17" office:value-type="string" calcext:value-type="string">
            <text:p>Buffalo Soldier</text:p>
          </table:table-cell>
          <table:table-cell table:style-name="ce17" office:value-type="string" calcext:value-type="string">
            <text:p>buffalo soldier</text:p>
          </table:table-cell>
          <table:table-cell table:style-name="ce17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19</text:p>
          </table:table-cell>
          <table:table-cell table:style-name="ce17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17" office:value-type="string" calcext:value-type="string">
            <text:p>Jazz Rap</text:p>
          </table:table-cell>
          <table:table-cell table:style-name="ce17" office:value-type="float" office:value="1993" calcext:value-type="float">
            <text:p>1993</text:p>
          </table:table-cell>
          <table:table-cell table:style-name="ce17" office:value-type="string" calcext:value-type="string">
            <text:p>Cantaloop (Flip Fantasia)</text:p>
          </table:table-cell>
          <table:table-cell table:style-name="ce17" office:value-type="string" calcext:value-type="string">
            <text:p>cantaloop( \(?flip fantasia\)?)?</text:p>
          </table:table-cell>
          <table:table-cell table:style-name="ce17" office:value-type="string" calcext:value-type="string">
            <text:p>Us3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0</text:p>
          </table:table-cell>
          <table:table-cell table:style-name="ce17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17" office:value-type="string" calcext:value-type="string">
            <text:p>Showtunes</text:p>
          </table:table-cell>
          <table:table-cell table:style-name="ce17" office:value-type="float" office:value="1957" calcext:value-type="float">
            <text:p>1957</text:p>
          </table:table-cell>
          <table:table-cell table:style-name="ce17" office:value-type="string" calcext:value-type="string">
            <text:p>Seventy-Six Trombones</text:p>
          </table:table-cell>
          <table:table-cell table:style-name="ce17" office:value-type="string" calcext:value-type="string">
            <text:p>(seventy-six|76) trombones</text:p>
          </table:table-cell>
          <table:table-cell table:style-name="ce17" office:value-type="string" calcext:value-type="string">
            <text:p>The Music Man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1</text:p>
          </table:table-cell>
          <table:table-cell table:style-name="ce17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17" office:value-type="string" calcext:value-type="string">
            <text:p>Ska</text:p>
          </table:table-cell>
          <table:table-cell table:style-name="ce17" office:value-type="float" office:value="1997" calcext:value-type="float">
            <text:p>1997</text:p>
          </table:table-cell>
          <table:table-cell table:style-name="ce17" office:value-type="string" calcext:value-type="string">
            <text:p>The Impression that I Get</text:p>
          </table:table-cell>
          <table:table-cell table:style-name="ce17" office:value-type="string" calcext:value-type="string">
            <text:p>the impression that i get</text:p>
          </table:table-cell>
          <table:table-cell table:style-name="ce17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2</text:p>
          </table:table-cell>
          <table:table-cell table:style-name="ce17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17" office:value-type="string" calcext:value-type="string">
            <text:p>R&amp;B/Soul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string" calcext:value-type="string">
            <text:p>FREEDOM</text:p>
          </table:table-cell>
          <table:table-cell table:style-name="ce17" office:value-type="string" calcext:value-type="string">
            <text:p>freedom</text:p>
          </table:table-cell>
          <table:table-cell table:style-name="ce17" office:value-type="string" calcext:value-type="string">
            <text:p>Jon Batist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3</text:p>
          </table:table-cell>
          <table:table-cell table:style-name="ce17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17" office:value-type="string" calcext:value-type="string">
            <text:p>Jazz</text:p>
          </table:table-cell>
          <table:table-cell table:style-name="ce17" office:value-type="float" office:value="1951" calcext:value-type="float">
            <text:p>1951</text:p>
          </table:table-cell>
          <table:table-cell table:style-name="ce17" office:value-type="string" calcext:value-type="string">
            <text:p>A Kiss to Build a Dream on</text:p>
          </table:table-cell>
          <table:table-cell table:style-name="ce17" office:value-type="string" calcext:value-type="string">
            <text:p>a kiss to build a dream on</text:p>
          </table:table-cell>
          <table:table-cell table:style-name="ce17" office:value-type="string" calcext:value-type="string">
            <text:p>Louis Armstrong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6</text:p>
          </table:table-cell>
          <table:table-cell table:style-name="ce17" office:value-type="string" calcext:value-type="string">
            <text:p>Huggin’ and squeezin’ and kissin’ and pleasin’&lt;br /&gt;Together forever through rain or whatever</text:p>
          </table:table-cell>
          <table:table-cell table:style-name="ce17" office:value-type="string" calcext:value-type="string">
            <text:p>Soul</text:p>
          </table:table-cell>
          <table:table-cell table:style-name="ce17" office:value-type="float" office:value="1975" calcext:value-type="float">
            <text:p>1975</text:p>
          </table:table-cell>
          <table:table-cell table:style-name="ce17" office:value-type="string" calcext:value-type="string">
            <text:p>This Will Be (An Everlasting Love)</text:p>
          </table:table-cell>
          <table:table-cell table:style-name="ce17" office:value-type="string" calcext:value-type="string">
            <text:p>this will be( \(an everlasting love\))?</text:p>
          </table:table-cell>
          <table:table-cell table:style-name="ce17" office:value-type="string" calcext:value-type="string">
            <text:p>Natalie Cole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2024/08/27</text:p>
          </table:table-cell>
          <table:table-cell table:style-name="ce17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17" office:value-type="string" calcext:value-type="string">
            <text:p>Pop Rock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string" calcext:value-type="string">
            <text:p>Can’t Take My Eyes off of You</text:p>
          </table:table-cell>
          <table:table-cell table:style-name="ce17" office:value-type="string" calcext:value-type="string">
            <text:p>can[’']t take my eyes off( of)? you</text:p>
          </table:table-cell>
          <table:table-cell table:style-name="ce17" office:value-type="string" calcext:value-type="string">
            <text:p>Frankie Vallie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8</text:p>
          </table:table-cell>
          <table:table-cell table:style-name="ce17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17" office:value-type="string" calcext:value-type="string">
            <text:p>Latin Pop</text:p>
          </table:table-cell>
          <table:table-cell table:style-name="ce17" office:value-type="float" office:value="1985" calcext:value-type="float">
            <text:p>1985</text:p>
          </table:table-cell>
          <table:table-cell table:style-name="ce17" office:value-type="string" calcext:value-type="string">
            <text:p>Conga</text:p>
          </table:table-cell>
          <table:table-cell table:style-name="ce17" office:value-type="string" calcext:value-type="string">
            <text:p>conga</text:p>
          </table:table-cell>
          <table:table-cell table:style-name="ce17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29</text:p>
          </table:table-cell>
          <table:table-cell table:style-name="ce17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17" office:value-type="string" calcext:value-type="string">
            <text:p>Folk</text:p>
          </table:table-cell>
          <table:table-cell table:style-name="ce17" office:value-type="float" office:value="1979" calcext:value-type="float">
            <text:p>1979</text:p>
          </table:table-cell>
          <table:table-cell table:style-name="ce17" office:value-type="string" calcext:value-type="string">
            <text:p>Longer</text:p>
          </table:table-cell>
          <table:table-cell table:style-name="ce17" office:value-type="string" calcext:value-type="string">
            <text:p>longer</text:p>
          </table:table-cell>
          <table:table-cell table:style-name="ce17" office:value-type="string" calcext:value-type="string">
            <text:p>Dan Fogelberg</text:p>
          </table:table-cell>
          <table:table-cell table:number-columns-repeated="1017"/>
        </table:table-row>
        <table:table-row table:style-name="ro5">
          <table:table-cell table:style-name="ce33" office:value-type="string" calcext:value-type="string">
            <text:p>2024/08/30</text:p>
          </table:table-cell>
          <table:table-cell table:style-name="ce17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17" office:value-type="string" calcext:value-type="string">
            <text:p>Pop</text:p>
          </table:table-cell>
          <table:table-cell table:style-name="ce17" office:value-type="float" office:value="1985" calcext:value-type="float">
            <text:p>1985</text:p>
          </table:table-cell>
          <table:table-cell table:style-name="ce17" office:value-type="string" calcext:value-type="string">
            <text:p>Sussudio</text:p>
          </table:table-cell>
          <table:table-cell table:style-name="ce17" office:value-type="string" calcext:value-type="string">
            <text:p>sussudio</text:p>
          </table:table-cell>
          <table:table-cell table:style-name="ce17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All five horizons revolved around her soul&lt;br /&gt;As the earth to the sun&lt;br /&gt;Now the air I tasted and breathed has taken a turn</text:p>
          </table:table-cell>
          <table:table-cell office:value-type="string" calcext:value-type="string">
            <text:p>Grung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2</text:p>
          </table:table-cell>
          <table:table-cell office:value-type="string" calcext:value-type="string">
            <text:p>What can I do?&lt;br /&gt;’Cause I-I-I-I-I&lt;br /&gt;I’m feelin’ blue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Los Brav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3</text:p>
          </table:table-cell>
          <table:table-cell office:value-type="string" calcext:value-type="string">
            <text:p>Now look at you, now look at me&lt;br /&gt;Look at you, now look at me&lt;br /&gt;Look at you, now look at me</text:p>
          </table:table-cell>
          <table:table-cell office:value-type="string" calcext:value-type="string">
            <text:p>K-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w You Like That?</text:p>
          </table:table-cell>
          <table:table-cell office:value-type="string" calcext:value-type="string">
            <text:p>how you like that[?]?</text:p>
          </table:table-cell>
          <table:table-cell office:value-type="string" calcext:value-type="string">
            <text:p>BLACKP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4</text:p>
          </table:table-cell>
          <table:table-cell office:value-type="string" calcext:value-type="string">
            <text:p>Yes, I’m let loose&lt;br /&gt;From the noose&lt;br /&gt;That’s kept me hanging around</text:p>
          </table:table-cell>
          <table:table-cell office:value-type="string" calcext:value-type="string">
            <text:p>Hard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7</text:p>
          </table:table-cell>
          <table:table-cell office:value-type="string" calcext:value-type="string">
            <text:p>Soft glow on the city&lt;br /&gt;She said, ‘There’s no one here who can touch you now’&lt;br /&gt;Caught the last flight out of LAX&lt;br /&gt;With your one-way ticket, New York-bound</text:p>
          </table:table-cell>
          <table:table-cell office:value-type="string" calcext:value-type="string">
            <text:p>Alt/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Cage the 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8</text:p>
          </table:table-cell>
          <table:table-cell office:value-type="string" calcext:value-type="string">
            <text:p>Fill up my cup&lt;br /&gt;Mazel tov!&lt;br /&gt;Look at her dancin’&lt;br /&gt;Just take it off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 Gotta Feeling</text:p>
          </table:table-cell>
          <table:table-cell office:value-type="string" calcext:value-type="string">
            <text:p>i (gotta|got a) feeling</text:p>
          </table:table-cell>
          <table:table-cell office:value-type="string" calcext:value-type="string">
            <text:p>The Black Eyed P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9</text:p>
          </table:table-cell>
          <table:table-cell office:value-type="string" calcext:value-type="string">
            <text:p>She’s so rock steady, bam-ba-lam&lt;br /&gt;And she’s always ready, bam-ba-lam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Ram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0</text:p>
          </table:table-cell>
          <table:table-cell office:value-type="string" calcext:value-type="string">
            <text:p>In my eyes, indisposed&lt;br /&gt;In disguises no one knows&lt;br /&gt;Hides the face, lies the snake&lt;br /&gt;And the sun in my disgrace</text:p>
          </table:table-cell>
          <table:table-cell office:value-type="string" calcext:value-type="string">
            <text:p>Grun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1</text:p>
          </table:table-cell>
          <table:table-cell office:value-type="string" calcext:value-type="string">
            <text:p>Saturday night I was downtown&lt;br /&gt;Working for the FBI&lt;br /&gt;Sitting in a nest of bad men&lt;br /&gt;Whiskey bottles piling high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ong Cool Woman (in a Black Dress)</text:p>
          </table:table-cell>
          <table:table-cell office:value-type="string" calcext:value-type="string">
            <text:p>long cool woman( \(?in a black dress\)?)?</text:p>
          </table:table-cell>
          <table:table-cell office:value-type="string" calcext:value-type="string">
            <text:p>The Holl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4</text:p>
          </table:table-cell>
          <table:table-cell office:value-type="string" calcext:value-type="string">
            <text:p>Up in Memphis the music’s like a heat wave&lt;br /&gt;White Lightnin’ bound to drive you wild&lt;br /&gt;Mama’s baby’s in the heart of every school girl&lt;br /&gt;’Love Me Tender’ leaves ‘em cryin’ in the aisle</text:p>
          </table:table-cell>
          <table:table-cell office:value-type="string" calcext:value-type="string">
            <text:p>Blues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Alannah M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5</text:p>
          </table:table-cell>
          <table:table-cell office:value-type="string" calcext:value-type="string">
            <text:p>Finished with my woman&lt;br /&gt;’Cause she couldn’t help me with my mind&lt;br /&gt;People think I’m insane&lt;br /&gt;Because I am frowning all the time</text:p>
          </table:table-cell>
          <table:table-cell office:value-type="string" calcext:value-type="string">
            <text:p>Heavy Meta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6</text:p>
          </table:table-cell>
          <table:table-cell office:value-type="string" calcext:value-type="string">
            <text:p>Well I’m so above you&lt;br /&gt;And it’s plain to see&lt;br /&gt;But I came to love you anyway</text:p>
          </table:table-cell>
          <table:table-cell office:value-type="string" calcext:value-type="string">
            <text:p>Indi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The Black Ke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7</text:p>
          </table:table-cell>
          <table:table-cell office:value-type="string" calcext:value-type="string">
            <text:p>They print my message in the Saturday Sun&lt;br /&gt;I had to tell them I ain’t second to no one&lt;br /&gt;And I told you about equality, and it’s true&lt;br /&gt;Either you’re wrong or you’re right, hee-hee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8</text:p>
          </table:table-cell>
          <table:table-cell office:value-type="string" calcext:value-type="string">
            <text:p>I’d like to hear some funky Dixieland&lt;br /&gt;Pretty mama, come and take me by the hand</text:p>
          </table:table-cell>
          <table:table-cell office:value-type="string" calcext:value-type="string">
            <text:p>Southern 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The Doobie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1</text:p>
          </table:table-cell>
          <table:table-cell office:value-type="string" calcext:value-type="string">
            <text:p>I wear the black for the poor and the beaten down&lt;br /&gt;Livin’ in the hopeless, hungry side of town</text:p>
          </table:table-cell>
          <table:table-cell office:value-type="string" calcext:value-type="string">
            <text:p>Count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Johnny C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2</text:p>
          </table:table-cell>
          <table:table-cell office:value-type="string" calcext:value-type="string">
            <text:p>She keeps a lock of hair in her pocket&lt;br /&gt;She wears a cross around her neck&lt;br /&gt;Yeah, the hair is from a little boy&lt;br /&gt;And the cross is someone she has not met, not yet</text:p>
          </table:table-cell>
          <table:table-cell office:value-type="string" calcext:value-type="string">
            <text:p>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The Black Crow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3</text:p>
          </table:table-cell>
          <table:table-cell office:value-type="string" calcext:value-type="string">
            <text:p>Makin’ heads turn, can’t stop looking at you&lt;br /&gt;It’s so right, it’s so right, it’s so right, you know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4</text:p>
          </table:table-cell>
          <table:table-cell office:value-type="string" calcext:value-type="string">
            <text:p>No one but me can save myself&lt;br /&gt;But it’s too late&lt;br /&gt;Now I can’t think&lt;br /&gt;Think why I should even try</text:p>
          </table:table-cell>
          <table:table-cell office:value-type="string" calcext:value-type="string">
            <text:p>Heavy Met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5</text:p>
          </table:table-cell>
          <table:table-cell office:value-type="string" calcext:value-type="string">
            <text:p>We only said goodbye with words&lt;br /&gt;I died a hundred times&lt;br /&gt;You go back to her and I go back to</text:p>
          </table:table-cell>
          <table:table-cell office:value-type="string" calcext:value-type="string">
            <text:p>R&amp;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8</text:p>
          </table:table-cell>
          <table:table-cell office:value-type="string" calcext:value-type="string">
            <text:p>So don’t blink be what was there is now gone&lt;br /&gt;Black suits with the black Ray Bans on&lt;br /&gt;Walk in shadow, move in silence&lt;br /&gt;Guard against extra-terrestrial violence</text:p>
          </table:table-cell>
          <table:table-cell office:value-type="string" calcext:value-type="string">
            <text:p>Hip-Hop/Ra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9</text:p>
          </table:table-cell>
          <table:table-cell office:value-type="string" calcext:value-type="string">
            <text:p>I see the girls walk by&lt;br /&gt;Dressed in their summer clothes&lt;br /&gt;I have to turn my head&lt;br /&gt;Until my darkness goes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paint it,? black</text:p>
          </table:table-cell>
          <table:table-cell office:value-type="string" calcext:value-type="string">
            <text:p>The Rolling St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0</text:p>
          </table:table-cell>
          <table:table-cell office:value-type="string" calcext:value-type="string">
            <text:p>When I was a young boy&lt;br /&gt;My father took me into the city&lt;br /&gt;To see a marching band</text:p>
          </table:table-cell>
          <table:table-cell office:value-type="string" calcext:value-type="string">
            <text:p>Em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1</text:p>
          </table:table-cell>
          <table:table-cell office:value-type="string" calcext:value-type="string">
            <text:p>Got your spell on me, baby&lt;br /&gt;You got your spell on me, baby&lt;br /&gt;Yes, you got your spell on me, baby&lt;br /&gt;Turning my heart into ston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Sant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1</text:p>
          </table:table-cell>
          <table:table-cell office:value-type="string" calcext:value-type="string">
            <text:p>I guess I should’ve known&lt;br /&gt;By the way you parked your car sideways&lt;br /&gt;That it wouldn’t last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Pri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4</text:p>
          </table:table-cell>
          <table:table-cell office:value-type="string" calcext:value-type="string">
            <text:p>Gimme a ticket for an aeroplane&lt;br /&gt;Ain’t got time to take a fast train</text:p>
          </table:table-cell>
          <table:table-cell office:value-type="string" calcext:value-type="string">
            <text:p>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Box To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5</text:p>
          </table:table-cell>
          <table:table-cell office:value-type="string" calcext:value-type="string">
            <text:p>And tell me, did Venus blow your mind?&lt;br /&gt;Was it everything you wanted to find, and did you miss me&lt;br /&gt;While you were looking for yourself out there?</text:p>
          </table:table-cell>
          <table:table-cell office:value-type="string" calcext:value-type="string">
            <text:p>Roc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rops of Jupiter (Tell Me)</text:p>
          </table:table-cell>
          <table:table-cell office:value-type="string" calcext:value-type="string">
            <text:p>drops of jupiter( \(tell me\))?</text:p>
          </table:table-cell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6</text:p>
          </table:table-cell>
          <table:table-cell office:value-type="string" calcext:value-type="string">
            <text:p>Yeah, today, I drove through the suburbs&lt;br /&gt;And I pictured I was driving home to you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drivers license</text:p>
          </table:table-cell>
          <table:table-cell office:value-type="string" calcext:value-type="string">
            <text:p>Olivia Rodrigu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7</text:p>
          </table:table-cell>
          <table:table-cell office:value-type="string" calcext:value-type="string">
            <text:p>All my bags are packed&lt;br /&gt;I’m ready to go&lt;br /&gt;I’m standing here outside your door&lt;br /&gt;I hate to wake you up to say goodbye</text:p>
          </table:table-cell>
          <table:table-cell office:value-type="string" calcext:value-type="string">
            <text:p>Fol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Peter, Paul &amp; Ma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8</text:p>
          </table:table-cell>
          <table:table-cell office:value-type="string" calcext:value-type="string">
            <text:p>I don’t need a whole lots of money&lt;br /&gt;I don’t need a big fine car&lt;br /&gt;I got everything that a man could want&lt;br /&gt;I got more than I could ask for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Grand Funk 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2</text:p>
          </table:table-cell>
          <table:table-cell office:value-type="string" calcext:value-type="string">
            <text:p>Crazy, but that’s how it goes&lt;br /&gt;Millions of people living as foes&lt;br /&gt;Maybe it’s not too late&lt;br /&gt;To learn how to love and forget how to hate</text:p>
          </table:table-cell>
          <table:table-cell office:value-type="string" calcext:value-type="string">
            <text:p>Heavy Metal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Ozzy Ozbour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As you promised me that I was more than all the miles combined&lt;br /&gt;You must have had yourself a change of heart halfway through the drive&lt;br /&gt;’Cause your voice trailed off exactly as you passed my exit sign&lt;br /&gt;Kept on drivin’ straight and left our future to the right</text:p>
          </table:table-cell>
          <table:table-cell office:value-type="string" calcext:value-type="string">
            <text:p>Indie Fol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When the truth is found to be lies&lt;br /&gt;And all the joy within you dies</text:p>
          </table:table-cell>
          <table:table-cell office:value-type="string" calcext:value-type="string">
            <text:p>Psychedelic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Jefferson Airpl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Sometimes I think sittin’ on trains&lt;br /&gt;Every stop I get to, I’m clocking that game&lt;br /&gt;Everyone’s a winner, we’re making our fame&lt;br /&gt;Bona fide hustler making my name</text:p>
          </table:table-cell>
          <table:table-cell office:value-type="string" calcext:value-type="string">
            <text:p>Alternative Hip H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Well, those cars never seem to stop coming&lt;br /&gt;(Work and work)&lt;br /&gt;Keep those rags and machines humming&lt;br /&gt;(Work and work)</text:p>
          </table:table-cell>
          <table:table-cell office:value-type="string" calcext:value-type="string">
            <text:p>Dis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Rose Roy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But parked in a rickety old garage&lt;br /&gt;There’s a brand new shiny red super stock Dodge</text:p>
          </table:table-cell>
          <table:table-cell office:value-type="string" calcext:value-type="string">
            <text:p>Surf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he Little Old Lady (from Pasadena)</text:p>
          </table:table-cell>
          <table:table-cell office:value-type="string" calcext:value-type="string">
            <text:p>the little old lady \(from pasadena\)</text:p>
          </table:table-cell>
          <table:table-cell office:value-type="string" calcext:value-type="string">
            <text:p>Jan &amp; D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You could have a steam train&lt;br /&gt;If you’d just lay down your tracks&lt;br /&gt;You could have an aeroplane flying&lt;br /&gt;If you bring your blue sky back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Peter Gabri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If I lay here&lt;br /&gt;If I just lay here&lt;br /&gt;Would you lie with me and just forget the world?</text:p>
          </table:table-cell>
          <table:table-cell office:value-type="string" calcext:value-type="string">
            <text:p>Alt/Indi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Snow Pa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Tomorrow we can drive around this town&lt;br /&gt;And let the cops chase us around&lt;br /&gt;The past is gone, but something might be found&lt;br /&gt;To take its place</text:p>
          </table:table-cell>
          <table:table-cell office:value-type="string" calcext:value-type="string">
            <text:p>Alternativ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Gin Bloss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5</text:p>
          </table:table-cell>
          <table:table-cell office:value-type="string" calcext:value-type="string">
            <text:p>The Sheikh, he drove his Cadillac&lt;br /&gt;He went a-cruising down the ville&lt;br /&gt;The Muezzin was a-standing&lt;br /&gt;On the radiator grille</text:p>
          </table:table-cell>
          <table:table-cell office:value-type="string" calcext:value-type="string">
            <text:p>Punk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The Cl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6</text:p>
          </table:table-cell>
          <table:table-cell office:value-type="string" calcext:value-type="string">
            <text:p>And I-I, had a feeling that I belonged&lt;br /&gt;I-I had a feeling I could be someone, be someone, be someone</text:p>
          </table:table-cell>
          <table:table-cell office:value-type="string" calcext:value-type="string">
            <text:p>Fol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7</text:p>
          </table:table-cell>
          <table:table-cell office:value-type="string" calcext:value-type="string">
            <text:p>Waving to the girls&lt;br /&gt;Feeling out of sight&lt;br /&gt;Spending all my money&lt;br /&gt;On a Saturday night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Bruce Springst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2</text:p>
          </table:table-cell>
          <table:table-cell office:value-type="string" calcext:value-type="string">
            <text:p>You’re here where you should be&lt;br /&gt;Snow is falling as the carolers sing&lt;br /&gt;It just wasn’t the same&lt;br /&gt;Alone on Christmas day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3</text:p>
          </table:table-cell>
          <table:table-cell office:value-type="string" calcext:value-type="string">
            <text:p>Santa’s got to make it to town&lt;br /&gt;Santa make him hurry&lt;br /&gt;Tell him he can take the freeway down</text:p>
          </table:table-cell>
          <table:table-cell office:value-type="string" calcext:value-type="string">
            <text:p>Rock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Chuck B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4</text:p>
          </table:table-cell>
          <table:table-cell office:value-type="string" calcext:value-type="string">
            <text:p>Sweet dreams of holly and ribbon&lt;br /&gt;Mistakes are forgiven&lt;br /&gt;And everything is icy and blue&lt;br /&gt;And you would be there too</text:p>
          </table:table-cell>
          <table:table-cell office:value-type="string" calcext:value-type="string">
            <text:p>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5</text:p>
          </table:table-cell>
          <table:table-cell office:value-type="string" calcext:value-type="string">
            <text:p>Feigning joy and surprise&lt;br /&gt;At the gifts we despise&lt;br /&gt;Over mulled wine&lt;br /&gt;With you</text:p>
          </table:table-cell>
          <table:table-cell office:value-type="string" calcext:value-type="string">
            <text:p>Hard Roc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ristmas Time (Don’t Let the Bells End)</text:p>
          </table:table-cell>
          <table:table-cell office:value-type="string" calcext:value-type="string">
            <text:p>christmas time( \(don[’’]t let the bells end\))?</text:p>
          </table:table-cell>
          <table:table-cell office:value-type="string" calcext:value-type="string">
            <text:p>The Dar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6</text:p>
          </table:table-cell>
          <table:table-cell office:value-type="string" calcext:value-type="string">
            <text:p>She’d been drinkin’ too much eggnog&lt;br /&gt;And we’d begged her not to go&lt;br /&gt;But she forgot her medication&lt;br /&gt;And she staggered out the door into the snow</text:p>
          </table:table-cell>
          <table:table-cell office:value-type="string" calcext:value-type="string">
            <text:p>Christmas Novelty Song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Elmo &amp; Pat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9</text:p>
          </table:table-cell>
          <table:table-cell office:value-type="string" calcext:value-type="string">
            <text:p>And in our world of plenty&lt;br /&gt;We can spread a smile of joy&lt;br /&gt;Throw your arms around the world&lt;br /&gt;At Christmas time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o They Know it’s Christmas?</text:p>
          </table:table-cell>
          <table:table-cell office:value-type="string" calcext:value-type="string">
            <text:p>do they know it[’’]s christmas\?</text:p>
          </table:table-cell>
          <table:table-cell office:value-type="string" calcext:value-type="string">
            <text:p>Band A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0</text:p>
          </table:table-cell>
          <table:table-cell office:value-type="string" calcext:value-type="string">
            <text:p>It’s the most beautiful time of the year&lt;br /&gt;Lights fill the streets, spreading so much cheer&lt;br /&gt;I should be playing in the winter snow</text:p>
          </table:table-cell>
          <table:table-cell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Justin Bi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1</text:p>
          </table:table-cell>
          <table:table-cell office:value-type="string" calcext:value-type="string">
            <text:p>I was following the pack, all swaddled in their coats&lt;br /&gt;With scarves of red tied ‘round their throats</text:p>
          </table:table-cell>
          <table:table-cell office:value-type="string" calcext:value-type="string">
            <text:p>Indie Fol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Fleet Fox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2</text:p>
          </table:table-cell>
          <table:table-cell office:value-type="string" calcext:value-type="string">
            <text:p>No crocodiles or rhinoceroseses</text:p>
          </table:table-cell>
          <table:table-cell office:value-type="string" calcext:value-type="string">
            <text:p>Christmas Novelty Song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Gayla Peev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3</text:p>
          </table:table-cell>
          <table:table-cell office:value-type="string" calcext:value-type="string">
            <text:p>Cause I got five more nights of sleeping on my own&lt;br /&gt;Four more days until you’re coming home&lt;br /&gt;Three more dreams of you and mistletoe&lt;br /&gt;Two more reasons why I love you so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Leona Lew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6</text:p>
          </table:table-cell>
          <table:table-cell office:value-type="string" calcext:value-type="string">
            <text:p>Sing it to the deer in the sky&lt;br /&gt;Sing it as they jingle, jingle, jingle tonight&lt;br /&gt;Sing it to the moon, set it free&lt;br /&gt;You’re the angel on the top of my tree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ta’s Coming for Us</text:p>
          </table:table-cell>
          <table:table-cell office:value-type="string" calcext:value-type="string">
            <text:p>santa[’']s coming for us</text:p>
          </table:table-cell>
          <table:table-cell office:value-type="string" calcext:value-type="string">
            <text:p>S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7</text:p>
          </table:table-cell>
          <table:table-cell office:value-type="string" calcext:value-type="string">
            <text:p>A million dollars in it, cold hundreds of G’s&lt;br /&gt;Enough to buy a boat and a matching car with ease&lt;br /&gt;But I’d never steal from Santa, cause that ain’t right&lt;br /&gt;So I’m going home to mail it back to him that night</text:p>
          </table:table-cell>
          <table:table-cell office:value-type="string" calcext:value-type="string">
            <text:p>Hip-H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Run DM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8</text:p>
          </table:table-cell>
          <table:table-cell office:value-type="string" calcext:value-type="string">
            <text:p>I want to thank the storm that brought the snow&lt;br /&gt;Thanks to the string of lights that make it glow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Gwen Stefani ft. Blake Shel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9</text:p>
          </table:table-cell>
          <table:table-cell office:value-type="string" calcext:value-type="string">
            <text:p>So this is Christmas and what have you done?&lt;br /&gt;Another year over and a new one just begun&lt;br /&gt;And so, this is Christmas, I hope you have fun&lt;br /&gt;The near and dear ones, the old and the young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ppy Xmas (War is Over)</text:p>
          </table:table-cell>
          <table:table-cell office:value-type="string" calcext:value-type="string">
            <text:p>happy (xmas|christmas)( \(war is over\))?</text:p>
          </table:table-cell>
          <table:table-cell office:value-type="string" calcext:value-type="string">
            <text:p>John Lennon and Yoko O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20</text:p>
          </table:table-cell>
          <table:table-cell office:value-type="string" calcext:value-type="string">
            <text:p>So kiss me under the mistletoe&lt;br /&gt;Pour out the wine and let’s pray for December snow&lt;br /&gt;I know there’s been pain this year, but it’s time to let it go&lt;br /&gt;Next year, you never know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Ed Sheeran and Elton Joh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02</text:p>
          </table:table-cell>
          <table:table-cell table:style-name="ce24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that[’']?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mr\. sandman</text:p>
          </table:table-cell>
          <table:table-cell office:value-type="string" calcext:value-type="string">
            <text:p>The Chordet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r-?e-?s-?p-?e-?c-?t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stayin[’']? alive</text:p>
          </table:table-cell>
          <table:table-cell office:value-type="string" calcext:value-type="string">
            <text:p>The BeeGe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((just )?another )?brick in the wall</text:p>
          </table:table-cell>
          <table:table-cell office:value-type="string" calcext:value-type="string">
            <text:p>Pink Floyd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11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don[’']?t stop believin[’'g]?</text:p>
          </table:table-cell>
          <table:table-cell office:value-type="string" calcext:value-type="string">
            <text:p>Journey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what[’']?s up\?</text:p>
          </table:table-cell>
          <table:table-cell office:value-type="string" calcext:value-type="string">
            <text:p>4 Non Blond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(all the )?single ladies</text:p>
          </table:table-cell>
          <table:table-cell office:value-type="string" calcext:value-type="string">
            <text:p>Beyonc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god[’']?s plan</text:p>
          </table:table-cell>
          <table:table-cell office:value-type="string" calcext:value-type="string">
            <text:p>Drak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017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4:artist_list.C2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15:05:01.077257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2T15:05:15.243188546</dc:date>
    <meta:editing-duration>PT15H35M34S</meta:editing-duration>
    <meta:editing-cycles>66</meta:editing-cycles>
    <meta:generator>LibreOffice/24.2.7.2$Linux_X86_64 LibreOffice_project/420$Build-2</meta:generator>
    <dc:creator>Eric Jackson</dc:creator>
    <meta:document-statistic meta:table-count="4" meta:cell-count="3239" meta:object-count="0"/>
  </office:meta>
</office:document-meta>
</file>